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roman"/>
    <style:font-face style:name="HGSSoeiKakupoptai" svg:font-family="HGSSoeiKakupoptai" style:font-family-generic="modern" style:font-pitch="variable"/>
    <style:font-face style:name="Adobe Garamond Pro Bold" svg:font-family="'Adobe Garamond Pro Bold'"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color="#333366" style:font-name="HGSSoeiKakupoptai" fo:font-size="36pt" fo:font-weight="bold" style:font-size-asian="36pt" style:font-weight-asian="bold" style:font-size-complex="36pt" style:font-weight-complex="bold"/>
    </style:style>
    <style:style style:name="P2" style:family="paragraph" style:parent-style-name="Text_20_body">
      <style:paragraph-properties fo:text-align="start" style:justify-single-word="false"/>
      <style:text-properties fo:color="#333366" style:font-name="HGSSoeiKakupoptai" fo:font-size="18pt" fo:font-weight="bold" style:font-size-asian="18pt" style:font-weight-asian="bold" style:font-size-complex="18pt" style:font-weight-complex="bold"/>
    </style:style>
    <style:style style:name="P3" style:family="paragraph" style:parent-style-name="Text_20_body">
      <style:paragraph-properties fo:text-align="center" style:justify-single-word="false"/>
      <style:text-properties fo:color="#333366" style:font-name="HGSSoeiKakupoptai" fo:font-size="15pt" fo:font-weight="bold" style:font-size-asian="15pt" style:font-weight-asian="bold" style:font-size-complex="15pt" style:font-weight-complex="bold"/>
    </style:style>
    <style:style style:name="P4" style:family="paragraph" style:parent-style-name="Heading">
      <style:paragraph-properties fo:text-align="center" style:justify-single-word="false"/>
      <style:text-properties fo:color="#333366" style:font-name="HGSSoeiKakupoptai" fo:font-size="36pt" fo:font-weight="bold" style:font-size-asian="36pt" style:font-weight-asian="bold" style:font-size-complex="36pt" style:font-weight-complex="bold"/>
    </style:style>
    <style:style style:name="P5" style:family="paragraph" style:parent-style-name="Text_20_body" style:list-style-name="L1"/>
    <style:style style:name="P6" style:family="paragraph" style:parent-style-name="Text_20_body">
      <style:text-properties officeooo:paragraph-rsid="00132cf2"/>
    </style:style>
    <style:style style:name="P7" style:family="paragraph" style:parent-style-name="Text_20_body">
      <style:text-properties officeooo:paragraph-rsid="00149b30"/>
    </style:style>
    <style:style style:name="P8" style:family="paragraph" style:parent-style-name="Text_20_body">
      <style:paragraph-properties fo:text-align="center" style:justify-single-word="false"/>
      <style:text-properties fo:color="#333366" style:font-name="HGSSoeiKakupoptai" fo:font-size="36pt" fo:font-weight="bold" officeooo:paragraph-rsid="001640f5" style:font-size-asian="36pt" style:font-weight-asian="bold" style:font-size-complex="36pt" style:font-weight-complex="bold"/>
    </style:style>
    <style:style style:name="P9" style:family="paragraph" style:parent-style-name="Text_20_body">
      <style:text-properties officeooo:paragraph-rsid="001640f5"/>
    </style:style>
    <style:style style:name="P10" style:family="paragraph" style:parent-style-name="Text_20_body">
      <style:text-properties fo:color="#ff0000" fo:font-style="italic" style:text-underline-style="solid" style:text-underline-width="auto" style:text-underline-color="font-color" fo:font-weight="bold" officeooo:paragraph-rsid="001640f5" style:font-style-asian="italic" style:font-weight-asian="bold" style:font-style-complex="italic" style:font-weight-complex="bold"/>
    </style:style>
    <style:style style:name="P11" style:family="paragraph" style:parent-style-name="Text_20_body">
      <style:paragraph-properties fo:margin-left="0.6cm" fo:margin-right="1.7cm" fo:text-indent="0cm" style:auto-text-indent="false"/>
      <style:text-properties officeooo:paragraph-rsid="001640f5"/>
    </style:style>
    <style:style style:name="P12" style:family="paragraph" style:parent-style-name="Heading_20_1">
      <style:text-properties officeooo:paragraph-rsid="00149b30"/>
    </style:style>
    <style:style style:name="P13" style:family="paragraph" style:parent-style-name="Heading_20_1">
      <style:paragraph-properties fo:break-before="page"/>
    </style:style>
    <style:style style:name="P14" style:family="paragraph" style:parent-style-name="Heading_20_2">
      <style:paragraph-properties fo:break-before="page"/>
    </style:style>
    <style:style style:name="P15" style:family="paragraph" style:parent-style-name="Standard">
      <style:text-properties officeooo:paragraph-rsid="001640f5"/>
    </style:style>
    <style:style style:name="P16" style:family="paragraph" style:parent-style-name="Standard" style:master-page-name="Standard">
      <style:paragraph-properties style:page-number="auto"/>
    </style:style>
    <style:style style:name="T1" style:family="text">
      <style:text-properties officeooo:rsid="00128ad8"/>
    </style:style>
    <style:style style:name="T2" style:family="text">
      <style:text-properties officeooo:rsid="00132cf2"/>
    </style:style>
    <style:style style:name="T3" style:family="text">
      <style:text-properties officeooo:rsid="00149b30"/>
    </style:style>
    <style:style style:name="T4" style:family="text">
      <style:text-properties officeooo:rsid="001640f5"/>
    </style:style>
    <style:style style:name="T5" style:family="text">
      <style:text-properties fo:color="#ff0000" fo:font-size="16pt" fo:font-weight="bold" officeooo:rsid="001640f5" style:font-size-asian="16pt" style:font-weight-asian="bold" style:font-size-complex="16pt" style:font-weight-complex="bold"/>
    </style:style>
    <style:style style:name="T6" style:family="text">
      <style:text-properties style:font-name="Courier New1" fo:font-size="11pt" fo:language="fr" fo:country="FR" officeooo:rsid="001640f5" style:font-size-asian="11pt"/>
    </style:style>
    <style:style style:name="T7" style:family="text">
      <style:text-properties officeooo:rsid="0017575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Standard"/>
      <text:p text:style-name="Standard"/>
      <text:p text:style-name="Standard"/>
      <text:p text:style-name="Standard"/>
      <text:p text:style-name="Standard"/>
      <text:p text:style-name="Standard"/>
      <text:p text:style-name="P4">Web</text:p>
      <text:p text:style-name="P4">TP <text:span text:style-name="T1">2</text:span></text:p>
      <text:p text:style-name="P8"><text:span text:style-name="T4">Logiciels, plugins et nouvelles balises</text:span></text:p>
      <text:p text:style-name="P1"/>
      <text:p text:style-name="P1"/>
      <text:p text:style-name="P3">Durée : <text:span text:style-name="T2">3</text:span>h</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BTS IRIS 201<text:span text:style-name="T2">3</text:span>-201<text:span text:style-name="T2">4</text:span><text:tab/><text:tab/><text:tab/><text:tab/><text:tab/><text:tab/>SERREAU</text:p>
      <text:p text:style-name="Standard"><text:soft-page-break/></text:p>
      <text:p text:style-name="Standard"/>
      <text:h text:style-name="Heading_20_1" text:outline-level="1">Objectif <text:s/>du TP</text:h>
      <text:p text:style-name="Text_20_body"><text:tab/>L’objectif de ce premier TP est de vous permettre la prise en main des différents logiciels que nous allons commencer par utiliser pour le développement web en ce début d’année. Ils ne sont pas tous là, et nous serons par exemple amené à utiliser Dreamweaver par la suite quand vous aurez bien compris le fonctionnement du HTML5.</text:p>
      <text:p text:style-name="Text_20_body"/>
      <text:h text:style-name="Heading_20_1" text:outline-level="1">Firefox</text:h>
      <text:h text:style-name="Heading_20_2" text:outline-level="2">Les logiciels</text:h>
      <text:p text:style-name="Text_20_body"><text:tab/>Le principal logiciel utilisé pour la création de page web ne sera sans doute pas l’éditeur mais bien le navigateur. Nous allons voir en cours qu’en ce qui concerne Internet, bien souvent on ne réinvente pas la roue tous les jours, mais on crée un site en utilisant des morceaux de technologie pris à droite et à gauche. Firefox va à la fois nous permettre de naviguer pour chercher des nouvelles idées, mais bien entendu aussi nous faciliter la visualisation de nos créations.</text:p>
      <text:p text:style-name="Text_20_body"/>
      <text:p text:style-name="Text_20_body"><text:tab/>En tant qu'administrateur de la machine <text:span text:style-name="T2">(compte eleve)</text:span>, vous allez vérifier la bonne présence des principaux navigateurs dans leurs dernières versions avant de commencer à travailler.</text:p>
      <text:p text:style-name="Text_20_body"><text:tab/><text:span text:style-name="T2">Vérifiez la présence</text:span> <text:span text:style-name="T2">dans leur dernière version des navigateurs suivants :</text:span></text:p>
      <text:list xml:id="list543645165603574392" text:style-name="L1">
        <text:list-item>
          <text:p text:style-name="P5">Internet Explorer</text:p>
        </text:list-item>
        <text:list-item>
          <text:p text:style-name="P5">Firefox</text:p>
        </text:list-item>
        <text:list-item>
          <text:p text:style-name="P5">Chrome</text:p>
        </text:list-item>
        <text:list-item>
          <text:p text:style-name="P5">Opera</text:p>
        </text:list-item>
      </text:list>
      <text:p text:style-name="Text_20_body"/>
      <text:p text:style-name="P6"><text:span text:style-name="T2">Si un navigateur est absent ou en version obsolète, procédez à la mise à jour.</text:span></text:p>
      <text:p text:style-name="Text_20_body"/>
      <text:p text:style-name="Text_20_body"><text:tab/>Sous votre compte maintenant, vérifiez le bon fonctionnement des différents navigateurs.</text:p>
      <text:p text:style-name="Text_20_body"/>
      <text:p text:style-name="Text_20_body"><text:tab/>On retourne en administrateur, et on installe l'extension Firebug de Firefox ainsi que l'extension Validator dans sa version 0.<text:span text:style-name="T2">958</text:span></text:p>
      <text:p text:style-name="Text_20_body"><text:tab/><text:span text:style-name="T2">Si HTML validator vous pose une question sur le choix du moteur d’analyse, la réponse est : « Les deux »</text:span></text:p>
      <text:p text:style-name="Text_20_body"/>
      <text:p text:style-name="Text_20_body"><text:tab/>Vérifiez le bon fonctionnement de tout cela sous votre compte.</text:p>
      <text:h text:style-name="P14" text:outline-level="2">Étude des différents plugins</text:h>
      <text:h text:style-name="Heading_20_3" text:outline-level="3">Firebug</text:h>
      <text:p text:style-name="Text_20_body"><text:tab/>Firebug est sans doute le plugin le plus puissant de firefox, car il va nous permettre d’analyser vraiment précisément une page web.</text:p>
      <text:p text:style-name="Text_20_body"><text:tab/>Allez sur la page principale de Google France et activez Firebug (l’icône se trouve tout à droite à coté de la boite de recherche du navigateur.) Un bandeau apparaît alors en bas de l’écran.</text:p>
      <text:p text:style-name="Text_20_body"><text:tab/>Simplement en dépliant la structure du site et en passant la souris au dessus du code source (le code source est le texte qui a permis de créer la page, ce que nous allons faire par la suite).</text:p>
      <text:p text:style-name="Text_20_body"><text:tab/>Étudiez la structure de la page et donnez les balises que l’on retrouve le plus souvent.</text:p>
      <text:p text:style-name="Text_20_body"/>
      <text:h text:style-name="Heading_20_3" text:outline-level="3">Validator</text:h>
      <text:p text:style-name="Text_20_body"><text:tab/>Validator va nous permettre de valider nos pages web. Oui, sur Internet, il existe des normes qui servent à fixer si une page est lisible par tout le monde ou si elle n’est accessible que par certains navigateurs. Regardez les différentes erreurs de la page de base de Google, puis d’autre site. Attention, toutes les indications sont données en anglais, il faudra donc soit comprendre l’anglais, soit prendre la peine de noter dans un coin les erreurs les plus classiques.</text:p>
      <text:p text:style-name="Text_20_body"/>
      <text:h text:style-name="Heading_20_1" text:outline-level="1">Test des navigateurs</text:h>
      <text:p text:style-name="Text_20_body"><text:tab/></text:p>
      <text:p text:style-name="Text_20_body">Essayez maintenant les <text:span text:style-name="T2">4</text:span> navigateurs dont vous disposez dans ces tests et notez les résultats dans votre compte rendu. On utilisera LightScreen si besoin (le logiciel se trouve dans le dossier logiciel et le professeur vous fera une démonstration au moment venu).</text:p>
      <text:p text:style-name="Text_20_body"/>
      <text:p text:style-name="P10"><text:span text:style-name="T4">Attention, les deux derniers tests doivent être lancés seul sur la machine et vous ne devez rien faire durant leur exécution.</text:span></text:p>
      <text:p text:style-name="Text_20_body">http://acid2.acidtests.org/</text:p>
      <text:p text:style-name="Text_20_body"><text:a xlink:type="simple" xlink:href="http://html5test.com/">http://html5test.com/</text:a></text:p>
      <text:p text:style-name="Text_20_body"><text:a xlink:type="simple" xlink:href="http://acid3.acidtests.org/">http://acid3.acidtests.org/</text:a></text:p>
      <text:p text:style-name="P9"><text:a xlink:type="simple" xlink:href="http://octane-benchmark.googlecode.com/svn/latest/index.html"><text:span text:style-name="T4">http://octane-benchmark.googlecode.com/svn/latest/index.html</text:span></text:a></text:p>
      <text:p text:style-name="P15"><text:span text:style-name="T6">http://krakenbenchmark.mozilla.org/kraken-1.1/driver.html</text:span></text:p>
      <text:p text:style-name="P9"><text:span text:style-name="T4"/></text:p>
      <text:p text:style-name="Text_20_body"/>
      <text:h text:style-name="P13" text:outline-level="1">Notepad++</text:h>
      <text:p text:style-name="Text_20_body"><text:tab/>Notre premier éditeur de page web va être l'éditeur de texte NotePad++. Celui-ci offre une coloration syntaxique en fonction des langages. <text:span text:style-name="T3">S</text:span>auvegardez la page de google à l'aide d'un navigateur avant de l'ouvrir avec Notepad++.</text:p>
      <text:p text:style-name="Text_20_body"/>
      <text:h text:style-name="P12" text:outline-level="1"><text:span text:style-name="T3">Nouvelles balises</text:span></text:h>
      <text:p text:style-name="P7"><text:span text:style-name="T3"/></text:p>
      <text:p text:style-name="P7"><text:span text:style-name="T3"><text:tab/>Avant tout chose, tapez la page de base HTML5 dans Notepad++, validez ensuite cette page à l’aide du validator avant de la sauvegarder dans un coin de votre compte perso, car cette page nous servira durant toute l’année, et il serait stupide de devoir la retaper à chaque fois.</text:span></text:p>
      <text:p text:style-name="P7"><text:span text:style-name="T3"/></text:p>
      <text:p text:style-name="P15"><text:tab/><text:span text:style-name="T4">V</text:span>ous trouverez dans le dossier du TP un dossier site qui contient lui même des fichiers et des sous-dossiers.</text:p>
      <text:p text:style-name="P9"/>
      <text:p text:style-name="P9"><text:tab/>Pour la page index du site, vous devrez créer un texte et donc un lien vers chacune des sous-parties du site, mais pas vers les sous-sous-parties.</text:p>
      <text:p text:style-name="P9"/>
      <text:p text:style-name="P9"><text:tab/>Pour chacune des sous-partie, vous disposez aussi d'un fichier index vide qu'il faut modifier pour y afficher la liste des sous-sous parties avec à la fois le nom de la sous-partie ainsi qu'un miniature de l'image se trouvant dans le dossier images de la sous-partie. Pour cela, je vous conseille de créer des petites images à l'aide d<text:span text:style-name="T7">e paint.net (s’il n’est pas installé, vous le trouverez dans le dossier logiciels)</text:span> et de les mettre dans un dossier que vous créerez dans la sous-partie du site (par exemple, créer un dossier « miniatures » dans le dossier « sport »). Le texte devra être un lien ainsi que l'image. La miniature devra faire 40 pixels de large et garder une hauteur proportionnelle à l'image d'origine.</text:p>
      <text:p text:style-name="P9"/>
      <text:p text:style-name="P9"><text:tab/>Pour chaque sous-sous-partie, créez une page qui affiche l'image dans sa taille d'origine ainsi que le nom de la sous-sous partie en titre.</text:p>
      <text:p text:style-name="P9"/>
      <text:p text:style-name="P11"><text:span text:style-name="T4"><text:tab/></text:span><text:span text:style-name="T5">Attention à valider les pa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roman"/>
    <style:font-face style:name="HGSSoeiKakupoptai" svg:font-family="HGSSoeiKakupoptai" style:font-family-generic="modern" style:font-pitch="variable"/>
    <style:font-face style:name="Adobe Garamond Pro Bold" svg:font-family="'Adobe Garamond Pro Bold'"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Extrémité_20_de_20_ligne_20_1" draw:display-name="Extrémité de ligne 1"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color="#ff0000" style:font-name="Adobe Garamond Pro Bold" fo:font-size="115%"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1.559cm" fo:margin-right="1.7cm" fo:text-indent="-0.96cm" style:auto-text-indent="false" style:page-number="auto">
        <style:tab-stops/>
      </style:paragraph-properties>
      <style:text-properties fo:color="#008000"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ignature" style:family="paragraph" style:parent-style-name="Standard" style:class="text">
      <style:paragraph-properties text:number-lines="false" text:line-number="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color="#0000ff" fo:font-size="13pt"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style:num-format="I">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i">
        <style:list-level-properties text:list-level-position-and-space-mode="label-alignment">
          <style:list-level-label-alignment text:label-followed-by="space" fo:text-indent="-0.621cm" fo:margin-left="1.52cm"/>
        </style:list-level-properties>
      </text:outline-level-style>
      <text:outline-level-style text:level="4" text:style-name="Numbering_20_Symbols"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32cf2"/>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prof.serreau@gmail.com<text:tab/>TP <text:span text:style-name="MT1">2</text:span> – Découverte des logiciels et des plugins<text:tab/><text:page-number text:select-page="current">4</text:page-number>/<text:page-count>4</text:page-count></text:p>
      </style:footer>
    </style:master-page>
    <style:master-page style:name="Index" style:page-layout-name="Mpm2"/>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émi Serreau</meta:initial-creator>
    <meta:creation-date>2009-11-08T14:04:37.21</meta:creation-date>
    <dc:date>2013-09-13T09:56:45.41</dc:date>
    <meta:editing-duration>PT11H28M36S</meta:editing-duration>
    <meta:editing-cycles>43</meta:editing-cycles>
    <meta:generator>LibreOffice/4.0.5.2$Windows_x86 LibreOffice_project/5464147a081647a250913f19c0715bca595af2f</meta:generator>
    <meta:document-statistic meta:table-count="0" meta:image-count="0" meta:object-count="0" meta:page-count="4" meta:paragraph-count="48" meta:word-count="853" meta:character-count="5201" meta:non-whitespace-character-count="4373"/>
  </office:meta>
</office:document-meta>
</file>